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7cm" fo:min-width="4.5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3cm" fo:min-width="5.4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4.1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7cm" fo:min-width="3.7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9cm" fo:min-width="6.49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96cm" fo:min-width="3.68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4cm" fo:min-width="4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96cm" fo:min-width="3.68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3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3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7cm" fo:min-width="4.5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97cm"/>
      <style:paragraph-properties style:writing-mode="lr-tb"/>
    </style:style>
    <style:style style:name="gr32" style:family="graphic" style:parent-style-name="standard">
      <style:graphic-properties draw:marker-end="Line" draw:marker-end-width="0.3cm" draw:textarea-vertical-align="middle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3cm" fo:min-width="5.4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566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43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objectwithoutfill">
      <style:graphic-properties draw:marker-end="Line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861cm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3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4.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draw:textarea-vertical-align="top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7cm" fo:min-width="4.5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3cm" fo:min-width="5.4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4.1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7cm" fo:min-width="3.7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9cm" fo:min-width="6.49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96cm" fo:min-width="3.68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4cm" fo:min-width="4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96cm" fo:min-width="3.68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3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3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7cm" fo:min-width="4.5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3cm" fo:min-width="5.4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566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43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3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7cm" fo:min-width="6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4.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/>
    </style:style>
    <style:style style:name="P3" style:family="paragraph">
      <loext:graphic-properties draw:fill="none" draw:fill-color="#ffffff"/>
      <style:paragraph-properties style:writing-mode="lr-tb"/>
      <style:text-properties fo:font-size="16pt" style:text-underline-style="none" fo:font-weight="normal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1cm" fo:margin-right="0cm" fo:margin-top="0cm" fo:margin-bottom="0cm" fo:line-height="100%" fo:text-align="start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1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1cm" fo:margin-right="0cm" fo:margin-top="0cm" fo:margin-bottom="0cm" fo:line-height="100%" fo:text-align="center" fo:text-indent="0cm">
        <style:tab-stops/>
      </style:paragraph-properties>
    </style:style>
    <style:style style:name="P10" style:family="paragraph">
      <loext:graphic-properties draw:fill="none" draw:fill-color="#ffffff"/>
      <style:paragraph-properties fo:margin-left="1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fo:font-size="16pt" style:text-underline-style="none" fo:font-weight="normal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583cm" svg:height="0.962cm" svg:x="8.093cm" svg:y="1.023cm">
          <draw:text-box>
            <text:p text:style-name="P1"><text:span text:style-name="T1">RTC</text:span></text:p>
          </draw:text-box>
        </draw:frame>
        <draw:frame draw:style-name="gr2" draw:text-style-name="P3" draw:layer="layout" svg:width="4.874cm" svg:height="0.878cm" svg:x="23.202cm" svg:y="1.023cm">
          <draw:text-box>
            <text:p><text:span text:style-name="T2">19.04.2025</text:span></text:p>
          </draw:text-box>
        </draw:frame>
        <draw:custom-shape draw:name="Start-End 4" draw:style-name="gr3" draw:text-style-name="P5" draw:layer="layout" svg:width="3cm" svg:height="1cm" svg:x="10.019cm" svg:y="2.961cm">
          <text:p text:style-name="P4"><text:span text:style-name="T3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9" draw:style-name="gr4" draw:text-style-name="P7" draw:layer="layout" svg:x1="-29.7cm" svg:y1="10.071cm" svg:x2="-29.7cm" svg:y2="10.762cm" svg:d="M-29700 10071v691" svg:viewBox="0 0 1 692">
          <text:p text:style-name="P6"><text:span text:style-name="T4">No</text:span></text:p>
        </draw:connector>
        <draw:custom-shape draw:name="Process 1" draw:style-name="gr5" draw:text-style-name="P5" xml:id="id8" draw:id="id8" draw:layer="layout" svg:width="7cm" svg:height="1.007cm" svg:x="8cm" svg:y="9.693cm">
          <text:p text:style-name="P4"><text:span text:style-name="T5">API Timez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0" draw:style-name="gr6" draw:text-style-name="P7" draw:layer="layout" svg:x1="-29.5cm" svg:y1="7.671cm" svg:x2="-29.5cm" svg:y2="8.362cm" svg:d="M-29500 7671v691" svg:viewBox="0 0 1 692">
          <text:p text:style-name="P6"><text:span text:style-name="T4">No</text:span></text:p>
        </draw:connector>
        <draw:custom-shape draw:name="Start-End 5" draw:style-name="gr7" draw:text-style-name="P5" draw:layer="layout" svg:width="3cm" svg:height="1cm" svg:x="14.1cm" svg:y="25.25cm">
          <text:p text:style-name="P4"><text:span text:style-name="T3">Sleep 60 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4" draw:style-name="gr8" draw:text-style-name="P5" xml:id="id2" draw:id="id2" draw:layer="layout" svg:width="7cm" svg:height="1.257cm" svg:x="7.503cm" svg:y="30.262cm">
          <text:p text:style-name="P4"><text:span text:style-name="T5">API Get reque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8" draw:style-name="gr9" draw:text-style-name="P5" draw:layer="layout" svg:width="7cm" svg:height="1.257cm" svg:x="7.504cm" svg:y="31.463cm">
          <text:p text:style-name="P4"><text:span text:style-name="T5">Parse Temperature. Humid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4" draw:style-name="gr10" draw:text-style-name="P8" draw:layer="layout" draw:line-skew="0.184cm -1.238cm" svg:x1="11cm" svg:y1="35.208cm" svg:x2="7.503cm" svg:y2="30.891cm" draw:start-shape="id1" draw:start-glue-point="6" draw:end-shape="id2" draw:end-glue-point="5" svg:d="M11000 35208v450h-5003v-4767h1506" svg:viewBox="0 0 5004 4768">
          <text:p/>
        </draw:connector>
        <draw:connector draw:name="Connector 15" draw:style-name="gr11" draw:text-style-name="P8" draw:layer="layout" draw:line-skew="0.388cm" svg:x1="21.125cm" svg:y1="34.289cm" svg:x2="14.503cm" svg:y2="30.891cm" draw:start-shape="id3" draw:start-glue-point="8" draw:end-shape="id2" draw:end-glue-point="7" svg:d="M21125 34289v654h-5373v-4052h-1249" svg:viewBox="0 0 6623 4053">
          <text:p/>
        </draw:connector>
        <draw:custom-shape draw:name="Start-End 6" draw:style-name="gr12" draw:text-style-name="P5" draw:layer="layout" svg:width="3cm" svg:height="1cm" svg:x="22.576cm" svg:y="36.899cm">
          <text:p text:style-name="P4"><text:span text:style-name="T6">Reb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9" draw:style-name="gr13" draw:text-style-name="P5" xml:id="id15" draw:id="id15" draw:layer="layout" svg:width="7cm" svg:height="1cm" svg:x="21cm" svg:y="17cm">
          <text:p text:style-name="P4"><text:span text:style-name="T7">rtcUnix_s = unixTime_s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0" draw:style-name="gr14" draw:text-style-name="P5" xml:id="id6" draw:id="id6" draw:layer="layout" svg:width="7cm" svg:height="1.257cm" svg:x="21cm" svg:y="10.093cm">
          <text:p text:style-name="P4"><text:span text:style-name="T7">offset_s = </text:span><text:span text:style-name="T7"><text:line-break/></text:span><text:span text:style-name="T7">dlstZoneEndOffset_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5" draw:style-name="gr15" draw:text-style-name="P5" draw:layer="layout" svg:width="7cm" svg:height="1.257cm" svg:x="17.505cm" svg:y="28.863cm">
          <text:p text:style-name="P4"><text:span text:style-name="T5">Parse</text:span></text:p>
          <text:p text:style-name="P4"><text:span text:style-name="T5">Approx Latitude -Longitu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6" draw:style-name="gr16" draw:text-style-name="P5" draw:layer="layout" svg:width="7cm" svg:height="1.257cm" svg:x="17.506cm" svg:y="30.064cm">
          <text:p text:style-name="P4"><text:span text:style-name="T5">Webpage OpenStreet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 6" draw:style-name="gr17" draw:text-style-name="P5" xml:id="id3" draw:id="id3" draw:layer="layout" svg:width="8.25cm" svg:height="1.196cm" svg:x="17cm" svg:y="33.093cm">
          <text:p text:style-name="P4"><text:span text:style-name="T3">Save to Flas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Delay 2" draw:style-name="gr18" draw:text-style-name="P5" xml:id="id1" draw:id="id1" draw:layer="layout" svg:width="7cm" svg:height="1.232cm" svg:x="7.5cm" svg:y="33.976cm">
          <text:p text:style-name="P4"><text:span text:style-name="T3">10</text:span><text:span text:style-name="T7"> </text:span><text:span text:style-name="T3">min</text:span><text:span text:style-name="T7"> </text:span><text:span text:style-name="T3">Loop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name="Display 2" draw:style-name="gr19" draw:text-style-name="P5" xml:id="id17" draw:id="id17" draw:layer="layout" svg:width="7.003cm" svg:height="1.256cm" svg:x="12.097cm" svg:y="23.944cm">
          <text:p text:style-name="P4"><text:span text:style-name="T3">Display</text:span></text:p>
          <text:p text:style-name="P4"><text:span text:style-name="T7">unixTime_s + dlstGmtOffset_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ata 8" draw:style-name="gr20" draw:text-style-name="P5" draw:layer="layout" svg:width="7cm" svg:height="1.196cm" svg:x="20.55cm" svg:y="35.715cm">
          <text:p text:style-name="P4"><text:span text:style-name="T6">Clear Flas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Manual-Input 3" draw:style-name="gr21" draw:text-style-name="P5" draw:layer="layout" svg:width="6.994cm" svg:height="1.77cm" svg:x="17.506cm" svg:y="31.321cm">
          <text:p text:style-name="P4"><text:span text:style-name="T3">Exact Latitude -Longitud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name="Manual-Operation 2" draw:style-name="gr22" draw:text-style-name="P5" draw:layer="layout" svg:width="7cm" svg:height="1.445cm" svg:x="20.55cm" svg:y="34.27cm">
          <text:p text:style-name="P4"><text:span text:style-name="T3">Back to Box</text:span></text:p>
          <text:p text:style-name="P4"><text:span text:style-name="T3">Button</text:span><text:span text:style-name="T7"> </text:span><text:span text:style-name="T3">pressed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name="Manual-Input 4" draw:style-name="gr23" draw:text-style-name="P5" xml:id="id7" draw:id="id7" draw:layer="layout" svg:width="4.5cm" svg:height="1.765cm" svg:x="3cm" svg:y="9.335cm">
          <text:p text:style-name="P4"><text:span text:style-name="T3">Latitude Longitud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name="Start-End 7" draw:style-name="gr24" draw:text-style-name="P5" draw:layer="layout" svg:width="3cm" svg:height="1cm" svg:x="22.545cm" svg:y="39.9cm">
          <text:p text:style-name="P4"><text:span text:style-name="T6">Reb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Manual-Operation 3" draw:style-name="gr25" draw:text-style-name="P5" draw:layer="layout" svg:width="7cm" svg:height="1.445cm" svg:x="20.55cm" svg:y="38.471cm">
          <text:p text:style-name="P4"><text:span text:style-name="T3">Rebooot</text:span></text:p>
          <text:p text:style-name="P4"><text:span text:style-name="T3">Button</text:span><text:span text:style-name="T7"> </text:span><text:span text:style-name="T3">pressed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name="Decision 3" draw:style-name="gr26" draw:text-style-name="P5" xml:id="id5" draw:id="id5" draw:layer="layout" svg:width="8.5cm" svg:height="2cm" svg:x="20.25cm" svg:y="7.6cm">
          <text:p text:style-name="P4"><text:span text:style-name="T7">dlstZoneEndOffset_s</text:span></text:p>
          <text:p text:style-name="P4"><text:span text:style-name="T7">&gt;</text:span></text:p>
          <text:p text:style-name="P4"><text:span text:style-name="T7">Tim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4" draw:style-name="gr27" draw:text-style-name="P5" xml:id="id4" draw:id="id4" draw:layer="layout" svg:width="8.5cm" svg:height="2cm" svg:x="1.25cm" svg:y="38cm">
          <text:p text:style-name="P4"><text:span text:style-name="T3">SSID, Passwort vorhand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1" draw:style-name="gr28" draw:text-style-name="P10" draw:layer="layout" svg:x1="5.5cm" svg:y1="40cm" svg:x2="5.509cm" svg:y2="40.611cm" draw:start-shape="id4" draw:start-glue-point="6" svg:d="M5500 40000v439h9v172" svg:viewBox="0 0 10 612">
          <text:p text:style-name="P9"><text:span text:style-name="T4">No</text:span></text:p>
        </draw:connector>
        <draw:connector draw:name="Connector 12" draw:style-name="gr29" draw:text-style-name="P10" draw:layer="layout" svg:x1="24.5cm" svg:y1="9.6cm" svg:x2="24.5cm" svg:y2="10.093cm" draw:start-shape="id5" draw:start-glue-point="6" draw:end-shape="id6" draw:end-glue-point="4" svg:d="M24500 9600v493" svg:viewBox="0 0 1 494">
          <text:p text:style-name="P9"><text:span text:style-name="T4">Yes</text:span></text:p>
        </draw:connector>
        <draw:custom-shape draw:name="Data 5" draw:style-name="gr30" draw:text-style-name="P5" draw:layer="layout" svg:width="8.25cm" svg:height="1.196cm" svg:x="1.5cm" svg:y="36.25cm">
          <text:p text:style-name="P4"><text:span text:style-name="T3">Lesen der Daten von Flas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1" draw:text-style-name="P11" draw:layer="layout" svg:width="1.797cm" svg:height="0.962cm" svg:x="23.5cm" svg:y="10.988cm">
          <draw:text-box>
            <text:p>RTC</text:p>
          </draw:text-box>
        </draw:frame>
        <draw:connector draw:style-name="gr32" draw:text-style-name="P1" draw:layer="layout" svg:x1="7.5cm" svg:y1="10.217cm" svg:x2="8cm" svg:y2="10.197cm" draw:start-shape="id7" draw:start-glue-point="7" draw:end-shape="id8" draw:end-glue-point="5" svg:d="M7500 10217h251v-20h249" svg:viewBox="0 0 501 21">
          <text:p/>
        </draw:connector>
        <draw:custom-shape draw:name="Delay 1" draw:style-name="gr33" draw:text-style-name="P5" xml:id="id14" draw:id="id14" draw:layer="layout" svg:width="7cm" svg:height="1.232cm" svg:x="8cm" svg:y="19.15cm">
          <text:p text:style-name="P4"><text:span text:style-name="T7">Wait one s. To avoid</text:span></text:p>
          <text:p text:style-name="P4"><text:span text:style-name="T7">to often call of API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name="Process 2" draw:style-name="gr34" draw:text-style-name="P5" draw:layer="layout" svg:width="7cm" svg:height="3.816cm" svg:x="8cm" svg:y="10.65cm">
          <text:p text:style-name="P4"><text:span text:style-name="T5">Parse JSON</text:span></text:p>
          <text:p text:style-name="P4"><text:span text:style-name="T7">unixTime_s</text:span></text:p>
          <text:p text:style-name="P4"><text:span text:style-name="T7">dayLightSavingGmtOffset_s</text:span></text:p>
          <text:p text:style-name="P4"><text:span text:style-name="T7"/></text:p>
          <text:p text:style-name="P4"><text:span text:style-name="T7">dayLightSavingZoneEnd_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" draw:style-name="gr35" draw:text-style-name="P5" xml:id="id13" draw:id="id13" draw:layer="layout" svg:width="7cm" svg:height="1.007cm" svg:x="8cm" svg:y="20.35cm">
          <text:p text:style-name="P4"><text:span text:style-name="T5">API Timez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36" draw:text-style-name="P5" xml:id="id16" draw:id="id16" draw:layer="layout" svg:width="7cm" svg:height="1.993cm" svg:x="8cm" svg:y="21.307cm">
          <text:p text:style-name="P4"><text:span text:style-name="T5">Parse JSON</text:span></text:p>
          <text:p text:style-name="P4"><text:span text:style-name="T7"/></text:p>
          <text:p text:style-name="P4"><text:span text:style-name="T7">dlstZoneEndOffset_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37" draw:text-style-name="P12" draw:layer="layout" svg:width="1.77cm" svg:height="7.5cm" draw:transform="rotate (-3.14159265358979) translate (8.25cm 20.75cm)" svg:viewBox="0 0 1771 7501" svg:d="M0 7304c267 18 529 209 797 196 243-12 498-69 709-691 231-684 258-1939 265-3059 7-1139-75-2321-310-2961-215-586-454-582-686-593h-221l-222-196h-88">
          <text:p/>
        </draw:path>
        <draw:frame draw:style-name="gr38" draw:text-style-name="P13" draw:layer="layout" svg:width="6.412cm" svg:height="0.806cm" svg:x="18.703cm" svg:y="2.5cm">
          <draw:text-box>
            <text:p><text:span text:style-name="T8">dlst – Day light saving time</text:span></text:p>
          </draw:text-box>
        </draw:frame>
        <draw:custom-shape draw:name="Process 3" draw:style-name="gr39" draw:text-style-name="P5" draw:layer="layout" svg:width="7cm" svg:height="1.257cm" svg:x="21.001cm" svg:y="11.293cm">
          <text:p text:style-name="P4"><text:span text:style-name="T7">checkDlstNextTime = Tr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" draw:style-name="gr40" draw:text-style-name="P5" xml:id="id10" draw:id="id10" draw:layer="layout" svg:width="7cm" svg:height="1.007cm" svg:x="8cm" svg:y="8.692cm">
          <text:p text:style-name="P4"><text:span text:style-name="T5">connectSs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1" draw:style-name="gr41" draw:text-style-name="P5" draw:layer="layout" svg:width="7cm" svg:height="1.007cm" svg:x="8.002cm" svg:y="3.992cm">
          <text:p text:style-name="P4"><text:span text:style-name="T7">checkDlstNextTime = True;</text:span></text:p>
          <text:p text:style-name="P4"><text:span text:style-name="T7">veryFirstRun = Tr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1" draw:style-name="gr42" draw:text-style-name="P5" xml:id="id9" draw:id="id9" draw:layer="layout" svg:width="8.5cm" svg:height="2cm" svg:x="7.25cm" svg:y="6cm">
          <text:p text:style-name="P4"><text:span text:style-name="T7">CheckDlstNextTim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" draw:style-name="gr43" draw:text-style-name="P10" draw:layer="layout" svg:x1="11.5cm" svg:y1="8cm" svg:x2="11.5cm" svg:y2="8.692cm" draw:start-shape="id9" draw:start-glue-point="6" draw:end-shape="id10" draw:end-glue-point="4" svg:d="M11500 8000v692" svg:viewBox="0 0 1 693">
          <text:p text:style-name="P9"><text:span text:style-name="T4">Yes</text:span></text:p>
        </draw:connector>
        <draw:connector draw:name="Connector 2" draw:style-name="gr44" draw:text-style-name="P10" draw:layer="layout" draw:type="lines" draw:line-skew="0.484cm -0.335cm" svg:x1="15.75cm" svg:y1="7cm" svg:x2="24.5cm" svg:y2="7.6cm" draw:start-shape="id9" draw:start-glue-point="7" draw:end-shape="id5" draw:end-glue-point="4" svg:d="M15750 7000h750 8000v600" svg:viewBox="0 0 8751 601">
          <text:p text:style-name="P9"><text:span text:style-name="T4">No</text:span></text:p>
        </draw:connector>
        <draw:custom-shape draw:name="Decision 2" draw:style-name="gr45" draw:text-style-name="P5" xml:id="id11" draw:id="id11" draw:layer="layout" svg:width="9cm" svg:height="2cm" draw:transform="skewX (-0.00401425727958696) rotate (-0.00383972435438842) translate (7cm 14.466cm)">
          <text:p text:style-name="P4"><text:span text:style-name="T7">VeryFirstRu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3" draw:style-name="gr46" draw:text-style-name="P10" draw:layer="layout" svg:x1="16cm" svg:y1="15.499cm" svg:x2="24.5cm" svg:y2="15.993cm" draw:start-shape="id11" draw:start-glue-point="7" draw:end-shape="id12" draw:end-glue-point="4" svg:d="M16000 15499h8500v494" svg:viewBox="0 0 8501 495">
          <text:p text:style-name="P9"><text:span text:style-name="T4">Yes</text:span></text:p>
        </draw:connector>
        <draw:connector draw:style-name="gr32" draw:text-style-name="P1" draw:layer="layout" svg:x1="5.25cm" svg:y1="10.961cm" svg:x2="8cm" svg:y2="20.854cm" draw:start-shape="id7" draw:start-glue-point="6" draw:end-shape="id13" draw:end-glue-point="5" svg:d="M5250 10961v9893h2750" svg:viewBox="0 0 2751 9894">
          <text:p/>
        </draw:connector>
        <draw:connector draw:name="Connector 4" draw:style-name="gr47" draw:text-style-name="P10" draw:layer="layout" svg:x1="11.5cm" svg:y1="16.483cm" svg:x2="11.5cm" svg:y2="19.15cm" draw:start-shape="id11" draw:start-glue-point="6" draw:end-shape="id14" draw:end-glue-point="4" svg:d="M11500 16483v2667" svg:viewBox="0 0 1 2668">
          <text:p text:style-name="P9"><text:span text:style-name="T4">NO</text:span></text:p>
        </draw:connector>
        <draw:custom-shape draw:name="Process 12" draw:style-name="gr48" draw:text-style-name="P5" xml:id="id12" draw:id="id12" draw:layer="layout" svg:width="7cm" svg:height="1.007cm" svg:x="21cm" svg:y="15.993cm">
          <text:p text:style-name="P4"><text:span text:style-name="T5">VeryFirstRun = Fal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5" draw:style-name="gr49" draw:text-style-name="P10" draw:layer="layout" svg:x1="24.5cm" svg:y1="18cm" svg:x2="11.5cm" svg:y2="19.15cm" draw:start-shape="id15" draw:start-glue-point="6" draw:end-shape="id14" draw:end-glue-point="4" svg:d="M24500 18000v576h-13000v574" svg:viewBox="0 0 13001 1151">
          <text:p/>
        </draw:connector>
        <draw:custom-shape draw:name="Start-End 1" draw:style-name="gr50" draw:text-style-name="P5" draw:layer="layout" svg:width="5cm" svg:height="1cm" svg:x="9cm" svg:y="5cm">
          <text:p text:style-name="P4"><text:span text:style-name="T3">Wake Up after 60 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6" draw:style-name="gr51" draw:text-style-name="P10" draw:layer="layout" draw:type="lines" svg:x1="11.5cm" svg:y1="23.3cm" svg:x2="15.599cm" svg:y2="23.944cm" draw:start-shape="id16" draw:start-glue-point="6" draw:end-shape="id17" draw:end-glue-point="4" svg:d="M11500 23300v264l4099 115v265" svg:viewBox="0 0 4100 645">
          <text:p/>
        </draw:connector>
        <draw:connector draw:name="Connector 8" draw:style-name="gr52" draw:text-style-name="P10" draw:layer="layout" draw:type="lines" draw:line-skew="-1.735cm -1.179cm" svg:x1="20.25cm" svg:y1="8.6cm" svg:x2="15.599cm" svg:y2="23.944cm" draw:start-shape="id5" draw:start-glue-point="5" draw:end-shape="id17" draw:end-glue-point="4" svg:d="M20250 8600h-2000l-2651 13900v1444" svg:viewBox="0 0 4652 15345">
          <text:p text:style-name="P9"><text:span text:style-name="T4">No</text:span></text:p>
        </draw:connector>
      </draw:page>
      <draw:page draw:name="page2" draw:style-name="dp1" draw:master-page-name="Standard">
        <draw:frame draw:style-name="gr1" draw:text-style-name="P2" draw:layer="layout" svg:width="13.583cm" svg:height="0.962cm" svg:x="8.093cm" svg:y="1.023cm">
          <draw:text-box>
            <text:p text:style-name="P1"><text:span text:style-name="T1">RTC</text:span></text:p>
          </draw:text-box>
        </draw:frame>
        <draw:frame draw:style-name="gr2" draw:text-style-name="P3" draw:layer="layout" svg:width="4.874cm" svg:height="0.878cm" svg:x="23.202cm" svg:y="1.023cm">
          <draw:text-box>
            <text:p><text:span text:style-name="T2">19.04.2025</text:span></text:p>
          </draw:text-box>
        </draw:frame>
        <draw:custom-shape draw:name="Start-End 2" draw:style-name="gr53" draw:text-style-name="P5" draw:layer="layout" svg:width="3cm" svg:height="1cm" svg:x="10.019cm" svg:y="2.961cm">
          <text:p text:style-name="P4"><text:span text:style-name="T3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7" draw:style-name="gr54" draw:text-style-name="P7" draw:layer="layout" svg:x1="-29.7cm" svg:y1="10.071cm" svg:x2="-29.7cm" svg:y2="10.762cm" svg:d="M-29700 10071v691" svg:viewBox="0 0 1 692">
          <text:p text:style-name="P6"><text:span text:style-name="T4">No</text:span></text:p>
        </draw:connector>
        <draw:custom-shape draw:name="Process 13" draw:style-name="gr55" draw:text-style-name="P5" xml:id="id25" draw:id="id25" draw:layer="layout" svg:width="7cm" svg:height="1.007cm" svg:x="8cm" svg:y="9.693cm">
          <text:p text:style-name="P4"><text:span text:style-name="T5">API Timez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3" draw:style-name="gr56" draw:text-style-name="P7" draw:layer="layout" svg:x1="-29.5cm" svg:y1="7.671cm" svg:x2="-29.5cm" svg:y2="8.362cm" svg:d="M-29500 7671v691" svg:viewBox="0 0 1 692">
          <text:p text:style-name="P6"><text:span text:style-name="T4">No</text:span></text:p>
        </draw:connector>
        <draw:custom-shape draw:name="Start-End 3" draw:style-name="gr57" draw:text-style-name="P5" draw:layer="layout" svg:width="3cm" svg:height="1cm" svg:x="14.1cm" svg:y="25.25cm">
          <text:p text:style-name="P4"><text:span text:style-name="T3">Sleep 60 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4" draw:style-name="gr58" draw:text-style-name="P5" xml:id="id19" draw:id="id19" draw:layer="layout" svg:width="7cm" svg:height="1.257cm" svg:x="7.503cm" svg:y="30.262cm">
          <text:p text:style-name="P4"><text:span text:style-name="T5">API Get reque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7" draw:style-name="gr59" draw:text-style-name="P5" draw:layer="layout" svg:width="7cm" svg:height="1.257cm" svg:x="7.504cm" svg:y="31.463cm">
          <text:p text:style-name="P4"><text:span text:style-name="T5">Parse Temperature. Humid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6" draw:style-name="gr60" draw:text-style-name="P8" draw:layer="layout" draw:line-skew="0.184cm -1.238cm" svg:x1="11cm" svg:y1="35.208cm" svg:x2="7.503cm" svg:y2="30.891cm" draw:start-shape="id18" draw:start-glue-point="6" draw:end-shape="id19" draw:end-glue-point="5" svg:d="M11000 35208v450h-5003v-4767h1506" svg:viewBox="0 0 5004 4768">
          <text:p/>
        </draw:connector>
        <draw:connector draw:name="Connector 17" draw:style-name="gr61" draw:text-style-name="P8" draw:layer="layout" draw:line-skew="0.388cm" svg:x1="21.125cm" svg:y1="34.289cm" svg:x2="14.503cm" svg:y2="30.891cm" draw:start-shape="id20" draw:start-glue-point="8" draw:end-shape="id19" draw:end-glue-point="7" svg:d="M21125 34289v654h-5373v-4052h-1249" svg:viewBox="0 0 6623 4053">
          <text:p/>
        </draw:connector>
        <draw:custom-shape draw:name="Start-End 8" draw:style-name="gr62" draw:text-style-name="P5" draw:layer="layout" svg:width="3cm" svg:height="1cm" svg:x="22.576cm" svg:y="36.899cm">
          <text:p text:style-name="P4"><text:span text:style-name="T6">Reb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8" draw:style-name="gr63" draw:text-style-name="P5" xml:id="id32" draw:id="id32" draw:layer="layout" svg:width="7cm" svg:height="1cm" svg:x="21cm" svg:y="17cm">
          <text:p text:style-name="P4"><text:span text:style-name="T7">rtcUnix_s = unixTime_s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9" draw:style-name="gr64" draw:text-style-name="P5" xml:id="id23" draw:id="id23" draw:layer="layout" svg:width="7cm" svg:height="1.257cm" svg:x="21cm" svg:y="10.093cm">
          <text:p text:style-name="P4"><text:span text:style-name="T7">offset_s = </text:span><text:span text:style-name="T7"><text:line-break/></text:span><text:span text:style-name="T7">dlstZoneEndOffset_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0" draw:style-name="gr65" draw:text-style-name="P5" draw:layer="layout" svg:width="7cm" svg:height="1.257cm" svg:x="17.505cm" svg:y="28.863cm">
          <text:p text:style-name="P4"><text:span text:style-name="T5">Parse</text:span></text:p>
          <text:p text:style-name="P4"><text:span text:style-name="T5">Approx Latitude -Longitu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1" draw:style-name="gr66" draw:text-style-name="P5" draw:layer="layout" svg:width="7cm" svg:height="1.257cm" svg:x="17.506cm" svg:y="30.064cm">
          <text:p text:style-name="P4"><text:span text:style-name="T5">Webpage OpenStreet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 1" draw:style-name="gr67" draw:text-style-name="P5" xml:id="id20" draw:id="id20" draw:layer="layout" svg:width="8.25cm" svg:height="1.196cm" svg:x="17cm" svg:y="33.093cm">
          <text:p text:style-name="P4"><text:span text:style-name="T3">Save to Flas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Delay 3" draw:style-name="gr68" draw:text-style-name="P5" xml:id="id18" draw:id="id18" draw:layer="layout" svg:width="7cm" svg:height="1.232cm" svg:x="7.5cm" svg:y="33.976cm">
          <text:p text:style-name="P4"><text:span text:style-name="T3">10</text:span><text:span text:style-name="T7"> </text:span><text:span text:style-name="T3">min</text:span><text:span text:style-name="T7"> </text:span><text:span text:style-name="T3">Loop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name="Display 1" draw:style-name="gr69" draw:text-style-name="P5" xml:id="id34" draw:id="id34" draw:layer="layout" svg:width="7.003cm" svg:height="1.256cm" svg:x="12.097cm" svg:y="23.944cm">
          <text:p text:style-name="P4"><text:span text:style-name="T3">Display</text:span></text:p>
          <text:p text:style-name="P4"><text:span text:style-name="T7">unixTime_s + dlstGmtOffset_s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ata 2" draw:style-name="gr70" draw:text-style-name="P5" draw:layer="layout" svg:width="7cm" svg:height="1.196cm" svg:x="20.55cm" svg:y="35.715cm">
          <text:p text:style-name="P4"><text:span text:style-name="T6">Clear Flas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Manual-Input 1" draw:style-name="gr71" draw:text-style-name="P5" draw:layer="layout" svg:width="6.994cm" svg:height="1.77cm" svg:x="17.506cm" svg:y="31.321cm">
          <text:p text:style-name="P4"><text:span text:style-name="T3">Exact Latitude -Longitud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name="Manual-Operation 1" draw:style-name="gr72" draw:text-style-name="P5" draw:layer="layout" svg:width="7cm" svg:height="1.445cm" svg:x="20.55cm" svg:y="34.27cm">
          <text:p text:style-name="P4"><text:span text:style-name="T3">Back to Box</text:span></text:p>
          <text:p text:style-name="P4"><text:span text:style-name="T3">Button</text:span><text:span text:style-name="T7"> </text:span><text:span text:style-name="T3">pressed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name="Manual-Input 2" draw:style-name="gr73" draw:text-style-name="P5" xml:id="id24" draw:id="id24" draw:layer="layout" svg:width="4.5cm" svg:height="1.765cm" svg:x="3cm" svg:y="9.335cm">
          <text:p text:style-name="P4"><text:span text:style-name="T3">Latitude Longitud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name="Start-End 9" draw:style-name="gr74" draw:text-style-name="P5" draw:layer="layout" svg:width="3cm" svg:height="1cm" svg:x="22.545cm" svg:y="39.9cm">
          <text:p text:style-name="P4"><text:span text:style-name="T6">Reb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Manual-Operation 4" draw:style-name="gr75" draw:text-style-name="P5" draw:layer="layout" svg:width="7cm" svg:height="1.445cm" svg:x="20.55cm" svg:y="38.471cm">
          <text:p text:style-name="P4"><text:span text:style-name="T3">Rebooot</text:span></text:p>
          <text:p text:style-name="P4"><text:span text:style-name="T3">Button</text:span><text:span text:style-name="T7"> </text:span><text:span text:style-name="T3">pressed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name="Decision 5" draw:style-name="gr76" draw:text-style-name="P5" xml:id="id22" draw:id="id22" draw:layer="layout" svg:width="8.5cm" svg:height="2cm" svg:x="20.25cm" svg:y="7.6cm">
          <text:p text:style-name="P4"><text:span text:style-name="T7">dlstZoneEndOffset_s</text:span></text:p>
          <text:p text:style-name="P4"><text:span text:style-name="T7">&gt;</text:span></text:p>
          <text:p text:style-name="P4"><text:span text:style-name="T7">Tim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6" draw:style-name="gr77" draw:text-style-name="P5" xml:id="id21" draw:id="id21" draw:layer="layout" svg:width="8.5cm" svg:height="2cm" svg:x="1.25cm" svg:y="38cm">
          <text:p text:style-name="P4"><text:span text:style-name="T3">SSID, Passwort vorhand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8" draw:style-name="gr78" draw:text-style-name="P10" draw:layer="layout" svg:x1="5.5cm" svg:y1="40cm" svg:x2="5.509cm" svg:y2="40.611cm" draw:start-shape="id21" draw:start-glue-point="6" svg:d="M5500 40000v439h9v172" svg:viewBox="0 0 10 612">
          <text:p text:style-name="P9"><text:span text:style-name="T4">No</text:span></text:p>
        </draw:connector>
        <draw:connector draw:name="Connector 19" draw:style-name="gr79" draw:text-style-name="P10" draw:layer="layout" svg:x1="24.5cm" svg:y1="9.6cm" svg:x2="24.5cm" svg:y2="10.093cm" draw:start-shape="id22" draw:start-glue-point="6" draw:end-shape="id23" draw:end-glue-point="4" svg:d="M24500 9600v493" svg:viewBox="0 0 1 494">
          <text:p text:style-name="P9"><text:span text:style-name="T4">Yes</text:span></text:p>
        </draw:connector>
        <draw:custom-shape draw:name="Data 3" draw:style-name="gr80" draw:text-style-name="P5" draw:layer="layout" svg:width="8.25cm" svg:height="1.196cm" svg:x="1.5cm" svg:y="36.25cm">
          <text:p text:style-name="P4"><text:span text:style-name="T3">Lesen der Daten von Flash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1" draw:text-style-name="P11" draw:layer="layout" svg:width="1.797cm" svg:height="0.962cm" svg:x="23.5cm" svg:y="10.988cm">
          <draw:text-box>
            <text:p>RTC</text:p>
          </draw:text-box>
        </draw:frame>
        <draw:connector draw:style-name="gr32" draw:text-style-name="P1" draw:layer="layout" svg:x1="7.5cm" svg:y1="10.217cm" svg:x2="8cm" svg:y2="10.197cm" draw:start-shape="id24" draw:start-glue-point="7" draw:end-shape="id25" draw:end-glue-point="5" svg:d="M7500 10217h251v-20h249" svg:viewBox="0 0 501 21">
          <text:p/>
        </draw:connector>
        <draw:custom-shape draw:name="Delay 4" draw:style-name="gr81" draw:text-style-name="P5" xml:id="id31" draw:id="id31" draw:layer="layout" svg:width="7cm" svg:height="1.232cm" svg:x="8cm" svg:y="19.15cm">
          <text:p text:style-name="P4"><text:span text:style-name="T7">Wait one s. To avoid</text:span></text:p>
          <text:p text:style-name="P4"><text:span text:style-name="T7">to often call of API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name="Process 22" draw:style-name="gr82" draw:text-style-name="P5" draw:layer="layout" svg:width="7cm" svg:height="3.816cm" svg:x="8cm" svg:y="10.65cm">
          <text:p text:style-name="P4"><text:span text:style-name="T5">Parse JSON</text:span></text:p>
          <text:p text:style-name="P4"><text:span text:style-name="T7">unixTime_s</text:span></text:p>
          <text:p text:style-name="P4"><text:span text:style-name="T7">dayLightSavingGmtOffset_s</text:span></text:p>
          <text:p text:style-name="P4"><text:span text:style-name="T7"/></text:p>
          <text:p text:style-name="P4"><text:span text:style-name="T7">dayLightSavingZoneEnd_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3" draw:style-name="gr83" draw:text-style-name="P5" xml:id="id30" draw:id="id30" draw:layer="layout" svg:width="7cm" svg:height="1.007cm" svg:x="8cm" svg:y="20.35cm">
          <text:p text:style-name="P4"><text:span text:style-name="T5">API Timez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4" draw:style-name="gr84" draw:text-style-name="P5" xml:id="id33" draw:id="id33" draw:layer="layout" svg:width="7cm" svg:height="1.993cm" svg:x="8cm" svg:y="21.307cm">
          <text:p text:style-name="P4"><text:span text:style-name="T5">Parse JSON</text:span></text:p>
          <text:p text:style-name="P4"><text:span text:style-name="T7"/></text:p>
          <text:p text:style-name="P4"><text:span text:style-name="T7">dlstZoneEndOffset_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ath draw:style-name="gr37" draw:text-style-name="P12" draw:layer="layout" svg:width="1.77cm" svg:height="7.5cm" draw:transform="rotate (-3.14159265358979) translate (8.25cm 20.75cm)" svg:viewBox="0 0 1771 7501" svg:d="M0 7304c267 18 529 209 797 196 243-12 498-69 709-691 231-684 258-1939 265-3059 7-1139-75-2321-310-2961-215-586-454-582-686-593h-221l-222-196h-88">
          <text:p/>
        </draw:path>
        <draw:frame draw:style-name="gr38" draw:text-style-name="P13" draw:layer="layout" svg:width="6.412cm" svg:height="0.806cm" svg:x="18.703cm" svg:y="2.5cm">
          <draw:text-box>
            <text:p><text:span text:style-name="T8">dlst – Day light saving time</text:span></text:p>
          </draw:text-box>
        </draw:frame>
        <draw:custom-shape draw:name="Process 25" draw:style-name="gr85" draw:text-style-name="P5" draw:layer="layout" svg:width="7cm" svg:height="1.257cm" svg:x="21.001cm" svg:y="11.293cm">
          <text:p text:style-name="P4"><text:span text:style-name="T7">checkDlstNextTime = Tr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6" draw:style-name="gr86" draw:text-style-name="P5" xml:id="id27" draw:id="id27" draw:layer="layout" svg:width="7cm" svg:height="1.007cm" svg:x="8cm" svg:y="8.692cm">
          <text:p text:style-name="P4"><text:span text:style-name="T5">connectSs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7" draw:style-name="gr87" draw:text-style-name="P5" draw:layer="layout" svg:width="7cm" svg:height="1.007cm" svg:x="8.002cm" svg:y="3.992cm">
          <text:p text:style-name="P4"><text:span text:style-name="T7">checkDlstNextTime = True;</text:span></text:p>
          <text:p text:style-name="P4"><text:span text:style-name="T7">veryFirstRun = Tr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7" draw:style-name="gr88" draw:text-style-name="P5" xml:id="id26" draw:id="id26" draw:layer="layout" svg:width="8.5cm" svg:height="2cm" svg:x="7.25cm" svg:y="6cm">
          <text:p text:style-name="P4"><text:span text:style-name="T7">CheckDlstNextTim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0" draw:style-name="gr89" draw:text-style-name="P10" draw:layer="layout" svg:x1="11.5cm" svg:y1="8cm" svg:x2="11.5cm" svg:y2="8.692cm" draw:start-shape="id26" draw:start-glue-point="6" draw:end-shape="id27" draw:end-glue-point="4" svg:d="M11500 8000v692" svg:viewBox="0 0 1 693">
          <text:p text:style-name="P9"><text:span text:style-name="T4">Yes</text:span></text:p>
        </draw:connector>
        <draw:connector draw:name="Connector 21" draw:style-name="gr90" draw:text-style-name="P10" draw:layer="layout" draw:type="lines" draw:line-skew="0.484cm -0.335cm" svg:x1="15.75cm" svg:y1="7cm" svg:x2="24.5cm" svg:y2="7.6cm" draw:start-shape="id26" draw:start-glue-point="7" draw:end-shape="id22" draw:end-glue-point="4" svg:d="M15750 7000h750 8000v600" svg:viewBox="0 0 8751 601">
          <text:p text:style-name="P9"><text:span text:style-name="T4">No</text:span></text:p>
        </draw:connector>
        <draw:custom-shape draw:name="Decision 8" draw:style-name="gr91" draw:text-style-name="P5" xml:id="id28" draw:id="id28" draw:layer="layout" svg:width="9cm" svg:height="2cm" draw:transform="skewX (-0.00401425727958696) rotate (-0.00383972435438842) translate (7cm 14.466cm)">
          <text:p text:style-name="P4"><text:span text:style-name="T7">VeryFirstRu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2" draw:style-name="gr92" draw:text-style-name="P10" draw:layer="layout" svg:x1="16cm" svg:y1="15.499cm" svg:x2="24.5cm" svg:y2="15.993cm" draw:start-shape="id28" draw:start-glue-point="7" draw:end-shape="id29" draw:end-glue-point="4" svg:d="M16000 15499h8500v494" svg:viewBox="0 0 8501 495">
          <text:p text:style-name="P9"><text:span text:style-name="T4">Yes</text:span></text:p>
        </draw:connector>
        <draw:connector draw:style-name="gr32" draw:text-style-name="P1" draw:layer="layout" svg:x1="5.25cm" svg:y1="10.961cm" svg:x2="8cm" svg:y2="20.854cm" draw:start-shape="id24" draw:start-glue-point="6" draw:end-shape="id30" draw:end-glue-point="5" svg:d="M5250 10961v9893h2750" svg:viewBox="0 0 2751 9894">
          <text:p/>
        </draw:connector>
        <draw:connector draw:name="Connector 23" draw:style-name="gr93" draw:text-style-name="P10" draw:layer="layout" svg:x1="11.5cm" svg:y1="16.483cm" svg:x2="11.5cm" svg:y2="19.15cm" draw:start-shape="id28" draw:start-glue-point="6" draw:end-shape="id31" draw:end-glue-point="4" svg:d="M11500 16483v2667" svg:viewBox="0 0 1 2668">
          <text:p text:style-name="P9"><text:span text:style-name="T4">NO</text:span></text:p>
        </draw:connector>
        <draw:custom-shape draw:name="Process 28" draw:style-name="gr94" draw:text-style-name="P5" xml:id="id29" draw:id="id29" draw:layer="layout" svg:width="7cm" svg:height="1.007cm" svg:x="21cm" svg:y="15.993cm">
          <text:p text:style-name="P4"><text:span text:style-name="T5">VeryFirstRun = Fal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4" draw:style-name="gr95" draw:text-style-name="P10" draw:layer="layout" svg:x1="24.5cm" svg:y1="18cm" svg:x2="11.5cm" svg:y2="19.15cm" draw:start-shape="id32" draw:start-glue-point="6" draw:end-shape="id31" draw:end-glue-point="4" svg:d="M24500 18000v576h-13000v574" svg:viewBox="0 0 13001 1151">
          <text:p/>
        </draw:connector>
        <draw:custom-shape draw:name="Start-End 10" draw:style-name="gr96" draw:text-style-name="P5" draw:layer="layout" svg:width="5cm" svg:height="1cm" svg:x="9cm" svg:y="5cm">
          <text:p text:style-name="P4"><text:span text:style-name="T3">Wake Up after 60 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5" draw:style-name="gr97" draw:text-style-name="P10" draw:layer="layout" draw:type="lines" svg:x1="11.5cm" svg:y1="23.3cm" svg:x2="15.599cm" svg:y2="23.944cm" draw:start-shape="id33" draw:start-glue-point="6" draw:end-shape="id34" draw:end-glue-point="4" svg:d="M11500 23300v264l4099 115v265" svg:viewBox="0 0 4100 645">
          <text:p/>
        </draw:connector>
        <draw:connector draw:name="Connector 26" draw:style-name="gr98" draw:text-style-name="P10" draw:layer="layout" draw:type="lines" draw:line-skew="-1.735cm -1.179cm" svg:x1="20.25cm" svg:y1="8.6cm" svg:x2="15.599cm" svg:y2="23.944cm" draw:start-shape="id22" draw:start-glue-point="5" draw:end-shape="id34" draw:end-glue-point="4" svg:d="M20250 8600h-2000l-2651 13900v1444" svg:viewBox="0 0 4652 15345">
          <text:p text:style-name="P9"><text:span text:style-name="T4">No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8" draw:display-name="Arrowheads 8" svg:viewBox="0 0 20 20" svg:d="M0 20l10-20 10 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Dot_20_1" draw:display-name="Dash Dot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marker-start="Arrow_20_short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5T17:38:47.188000000</meta:creation-date>
    <dc:date>2025-04-19T20:22:38.376000000</dc:date>
    <meta:editing-duration>PT8H47M14S</meta:editing-duration>
    <meta:editing-cycles>20</meta:editing-cycles>
    <meta:generator>LibreOffice/7.2.2.2$Windows_X86_64 LibreOffice_project/02b2acce88a210515b4a5bb2e46cbfb63fe97d56</meta:generator>
    <meta:document-statistic meta:object-count="106"/>
  </office:meta>
</office:document-meta>
</file>